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Object_20_with_20_no_20_fill_20_and_20_no_20_line">
      <style:graphic-properties draw:stroke="solid" svg:stroke-color="#000000" draw:fill="solid" draw:fill-color="#ffffff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8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9" style:family="graphic" style:parent-style-name="standard">
      <style:graphic-properties svg:stroke-color="#55215b" draw:textarea-vertical-align="middle"/>
    </style:style>
    <style:style style:name="gr20" style:family="graphic" style:parent-style-name="standard">
      <style:graphic-properties svg:stroke-color="#55215b" draw:fill="solid" draw:fill-color="#55215b" draw:textarea-vertical-align="middle" draw:auto-grow-height="false" fo:min-height="0.031cm" fo:min-width="0cm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.739cm" fo:min-width="1.476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e0c2c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d7"/>
      <style:paragraph-properties fo:text-align="center" style:writing-mode="lr-tb"/>
    </style:style>
    <style:style style:name="P13" style:family="paragraph">
      <loext:graphic-properties draw:fill="solid" draw:fill-color="#55215b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5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6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5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6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5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6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6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6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6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6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6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6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6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6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6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6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8" xml:id="id17" draw:id="id17" draw:layer="layout" svg:width="3.222cm" svg:height="2.954cm" svg:x="2.568cm" svg:y="0.821cm">
          <text:p text:style-name="P7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.79cm" svg:y1="2.298cm" svg:x2="15.3cm" svg:y2="2.323cm" draw:start-shape="id17" draw:start-glue-point="10" draw:end-shape="id18" draw:end-glue-point="3" svg:d="M5790 2298l9510 25" svg:viewBox="0 0 9511 26">
          <text:p/>
        </draw:connector>
        <draw:line draw:style-name="gr9" draw:text-style-name="P6" draw:layer="layout" svg:x1="1.168cm" svg:y1="10.434cm" svg:x2="24.638cm" svg:y2="10.414cm">
          <text:p/>
        </draw:line>
        <draw:frame draw:style-name="gr10" draw:text-style-name="P9" draw:layer="layout" svg:width="4.409cm" svg:height="1.673cm" svg:x="18.028cm" svg:y="9.248cm">
          <draw:text-box>
            <text:p>Co-processor</text:p>
          </draw:text-box>
        </draw:frame>
        <draw:frame draw:style-name="gr10" draw:text-style-name="P9" draw:layer="layout" svg:width="4.409cm" svg:height="1.673cm" svg:x="20.329cm" svg:y="10.749cm">
          <draw:text-box>
            <text:p>Brain</text:p>
          </draw:text-box>
        </draw:frame>
        <draw:custom-shape draw:style-name="gr11" draw:text-style-name="P8" xml:id="id23" draw:id="id23" draw:layer="layout" svg:width="3.463cm" svg:height="3.175cm" svg:x="18.872cm" svg:y="3.991cm">
          <text:p text:style-name="P7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line-skew="-0.045cm" svg:x1="2.731cm" svg:y1="14.601cm" svg:x2="4.179cm" svg:y2="3.775cm" draw:start-shape="id19" draw:start-glue-point="4" draw:end-shape="id17" draw:end-glue-point="8" svg:d="M2731 14601v-5457h1448v-5369" svg:viewBox="0 0 1449 10827">
          <text:p/>
        </draw:connector>
        <draw:connector draw:style-name="gr12" draw:text-style-name="P10" draw:layer="layout" draw:line-skew="-0.045cm" svg:x1="8.431cm" svg:y1="14.602cm" svg:x2="4.179cm" svg:y2="3.775cm" draw:start-shape="id20" draw:start-glue-point="4" draw:end-shape="id17" draw:end-glue-point="8" svg:d="M8431 14602v-5458h-4252v-5369" svg:viewBox="0 0 4253 10828">
          <text:p/>
        </draw:connector>
        <draw:connector draw:style-name="gr12" draw:text-style-name="P10" draw:layer="layout" draw:line-skew="-0.02cm" svg:x1="14.03cm" svg:y1="14.602cm" svg:x2="4.179cm" svg:y2="3.775cm" draw:start-shape="id21" draw:end-shape="id17" draw:end-glue-point="8" svg:d="M14030 14602v-5458h-9851v-5369" svg:viewBox="0 0 9852 10828">
          <text:p/>
        </draw:connector>
        <draw:line draw:style-name="gr13" draw:text-style-name="P6" draw:layer="layout" svg:x1="4.191cm" svg:y1="4.699cm" svg:x2="18.923cm" svg:y2="4.826cm">
          <text:p/>
        </draw:line>
        <draw:connector draw:style-name="gr8" draw:text-style-name="P6" draw:layer="layout" draw:type="line" svg:x1="15.635cm" svg:y1="2.667cm" svg:x2="15.51cm" svg:y2="10.083cm" draw:start-shape="id18" draw:start-glue-point="2" draw:end-shape="id22" draw:end-glue-point="0" svg:d="M15635 2667l-125 7416" svg:viewBox="0 0 126 7417">
          <text:p/>
        </draw:connector>
        <draw:connector draw:style-name="gr8" draw:text-style-name="P6" draw:layer="layout" draw:type="line" svg:x1="15.601cm" svg:y1="6.164cm" svg:x2="18.866cm" svg:y2="6.162cm" svg:d="M15601 6164l3265-2" svg:viewBox="0 0 3266 3">
          <text:p/>
        </draw:connector>
        <draw:connector draw:style-name="gr14" draw:text-style-name="P6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5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5" draw:layer="layout" svg:width="0.88cm" svg:height="0.878cm" svg:x="2.93cm" svg:y="7.3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5" xml:id="id18" draw:id="id18" draw:layer="layout" svg:width="0.671cm" svg:height="0.688cm" svg:x="15.3cm" svg:y="1.9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1" xml:id="id22" draw:id="id22" draw:layer="layout" svg:width="2.056cm" svg:height="0.811cm" svg:x="14.482cm" svg:y="10.0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9" draw:text-style-name="P6" draw:layer="layout" svg:x1="24.638cm" svg:y1="18.161cm" svg:x2="24.638cm" svg:y2="1.524cm">
          <text:p/>
        </draw:line>
        <draw:line draw:style-name="gr14" draw:text-style-name="P6" draw:layer="layout" svg:x1="24.384cm" svg:y1="5.615cm" svg:x2="26.797cm" svg:y2="5.615cm">
          <text:p/>
        </draw:line>
        <draw:frame draw:style-name="gr17" draw:text-style-name="P9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5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6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18" draw:text-style-name="P12" xml:id="id26" draw:id="id26" draw:layer="layout" svg:width="3.463cm" svg:height="3.175cm" svg:x="26.763cm" svg:y="4.064cm">
          <text:p text:style-name="P7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svg:x1="15.51cm" svg:y1="10.894cm" svg:x2="14.214cm" svg:y2="15.021cm" draw:start-shape="id22" draw:start-glue-point="2" draw:end-shape="id27" draw:end-glue-point="0" svg:d="M15510 10894v2063h-1296v2064" svg:viewBox="0 0 1297 4128">
          <text:p/>
        </draw:connector>
        <draw:custom-shape draw:style-name="gr20" draw:text-style-name="P13" xml:id="id27" draw:id="id27" draw:layer="layout" svg:width="0.635cm" svg:height="0.889cm" svg:x="13.897cm" svg:y="15.02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1" draw:text-style-name="P14" draw:layer="layout" svg:width="2.794cm" svg:height="1.397cm" svg:x="12.7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10-05T20:47:42.772065426</dc:date>
    <meta:editing-duration>PT5H18M21S</meta:editing-duration>
    <meta:editing-cycles>30</meta:editing-cycles>
    <meta:generator>LibreOffice/6.4.7.2$Linux_X86_64 LibreOffice_project/4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